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BeansXPathExpression.XMLBeansXPathExpression( String 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BeansXPathExpression.evaluate( MessageExchange exchange , Normalized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XMLBeansXPathExpression.evaluateXPath( XmlObject object , String xp , XmlOptions opt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